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3288276433481261303" text:style-name="L1">
        <text:list-item>
          <text:list>
            <text:list-header>
              <text:p text:style-name="P14">1.5 miles averaging 9:00/mile with some paces as fast as 7:41/mile and rested about 5:00 </text:p>
              <text:p text:style-name="P14">6 x ¼ mile each in 2:00 with a ¼ mile jog before each run and ¼ mile jog at the end </text:p>
              <text:p text:style-name="P14">All jogs were at about 12/mile pace.</text:p>
              <text:p text:style-name="P14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29406654" text:continue-numbering="true" text:style-name="L1">
        <text:list-item>
          <text:list>
            <text:list-header>
              <text:p text:style-name="P14">1.5 miles averaging 9:00/mile with some paces as fast as 7:47/mile and rested about 5:00 </text:p>
              <text:p text:style-name="P14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7"><text:soft-page-break/></text:p>
      <text:list xml:id="list29397978" text:continue-numbering="true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4T09:19:17.92</dc:date>
    <dc:creator>James Lombardi</dc:creator>
    <meta:editing-duration>P2DT23H4M47S</meta:editing-duration>
    <meta:editing-cycles>256</meta:editing-cycles>
    <meta:generator>OpenOffice/4.1.2$Win32 OpenOffice.org_project/412m3$Build-9782</meta:generator>
    <meta:document-statistic meta:table-count="0" meta:image-count="0" meta:object-count="0" meta:page-count="11" meta:paragraph-count="218" meta:word-count="2826" meta:character-count="13638"/>
  </office:meta>
</office:document-meta>
</file>